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277cm"/>
    </style:style>
    <style:style style:name="Tabelle1.B" style:family="table-column">
      <style:table-column-properties style:column-width="3.78cm"/>
    </style:style>
    <style:style style:name="Tabelle1.C" style:family="table-column">
      <style:table-column-properties style:column-width="4.67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color="#999999"/>
    </style:style>
    <style:style style:name="P3" style:family="paragraph" style:parent-style-name="Table_20_Contents">
      <style:text-properties fo:color="#999999" fo:background-color="transparent"/>
    </style:style>
    <style:style style:name="P4" style:family="paragraph" style:parent-style-name="Table_20_Contents">
      <style:text-properties fo:color="#666666"/>
    </style:style>
    <style:style style:name="P5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Übersicht Potentielle Abhängigkeiten: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A"/>
        <table:table-row>
          <table:table-cell table:style-name="Tabelle1.A1" table:number-columns-spanned="2" office:value-type="string">
            <text:p text:style-name="P1">Kontext / PAC</text:p>
          </table:table-cell>
          <table:covered-table-cell/>
          <table:table-cell table:style-name="Tabelle1.C1" table:number-columns-spanned="2" office:value-type="string">
            <text:p text:style-name="P1">NAC</text:p>
          </table:table-cell>
          <table:covered-table-cell/>
        </table:table-row>
        <table:table-row>
          <table:table-cell table:style-name="Tabelle1.A2" office:value-type="string">
            <text:p text:style-name="P1">Nodes / Edges</text:p>
          </table:table-cell>
          <table:table-cell table:style-name="Tabelle1.A2" office:value-type="string">
            <text:p text:style-name="P1">Attributes</text:p>
          </table:table-cell>
          <table:table-cell table:style-name="Tabelle1.A2" office:value-type="string">
            <text:p text:style-name="P1">Nodes / Edges</text:p>
          </table:table-cell>
          <table:table-cell table:style-name="Tabelle1.D2" office:value-type="string">
            <text:p text:style-name="P1">Attributes</text:p>
          </table:table-cell>
        </table:table-row>
        <table:table-row>
          <table:table-cell table:style-name="Tabelle1.A2" office:value-type="string">
            <text:p text:style-name="Table_20_Contents">CreateUse</text:p>
          </table:table-cell>
          <table:table-cell table:style-name="Tabelle1.A2" office:value-type="string">
            <text:p text:style-name="Table_20_Contents">ChangeUse</text:p>
          </table:table-cell>
          <table:table-cell table:style-name="Tabelle1.A2" office:value-type="string">
            <text:p text:style-name="P3">ForbidCreate</text:p>
          </table:table-cell>
          <table:table-cell table:style-name="Tabelle1.D2" office:value-type="string">
            <text:p text:style-name="P2">ForbidChange</text:p>
          </table:table-cell>
        </table:table-row>
        <table:table-row>
          <table:table-cell table:style-name="Tabelle1.A2" office:value-type="string">
            <text:p text:style-name="Table_20_Contents">UseDelete </text:p>
            <text:p text:style-name="Table_20_Contents"/>
            <text:p text:style-name="Table_20_Contents">(kann nur für Nodes auftreten, s. unten)</text:p>
          </table:table-cell>
          <table:table-cell table:style-name="Tabelle1.A2" office:value-type="string">
            <text:p text:style-name="P4">UseChange</text:p>
          </table:table-cell>
          <table:table-cell table:style-name="Tabelle1.A2" office:value-type="string">
            <text:p text:style-name="Table_20_Contents">DeleteForbid</text:p>
          </table:table-cell>
          <table:table-cell table:style-name="Tabelle1.D2" office:value-type="string">
            <text:p text:style-name="Table_20_Contents">ChangeForbid</text:p>
          </table:table-cell>
        </table:table-row>
      </table:table>
      <text:p text:style-name="Standard"/>
      <text:p text:style-name="Standard"/>
      <text:p text:style-name="Standard">Potentielle Abhängigkeiten, die nicht als tatsächliche Abhängigkeiten auftreten können, da Preconditions momentan auf B erhalten sein müssen:</text:p>
      <text:p text:style-name="Standard"/>
      <text:list xml:id="list3410540061" text:style-name="L1">
        <text:list-item>
          <text:p text:style-name="P5">ForbidCreate<text:tab/>-&gt; Kann generell nicht auftreten, da NAC immer Precondition ist (und wir <text:s/><text:tab/> <text:tab/> <text:s text:c="4"/>fordern, daß Preconditions (egal ob PAC oder NAC) auf B erhalten sein <text:tab/><text:tab/> <text:s text:c="4"/>muss.</text:p>
        </text:list-item>
        <text:list-item>
          <text:p text:style-name="P5">ForbidChange -&gt; wie ForbidCreate</text:p>
        </text:list-item>
        <text:list-item>
          <text:p text:style-name="P5">UseDelete<text:tab/>-&gt; Kann dann nicht auftreten, wenn Abhängigkeiten zu PAC-Anteilen <text:tab/><text:tab/><text:tab/> <text:s text:c="4"/>bestehen, d.h. Wenn PAC-Anteile später gelöscht werden (z.B. <text:tab/><text:tab/><text:tab/> <text:s text:c="4"/>MoveEAttributeToNeighbour)</text:p>
        </text:list-item>
      </text:list>
      <text:p text:style-name="Standard"><text:s text:c="40"/>Das bedeutet insbesondere, daß die UseDelete-Abhängigkeit für Edges nie <text:tab/><text:tab/><text:tab/> <text:s text:c="3"/>auftreten kann. Denn die benutzende (Use) Edge muss ja preserved sein, <text:tab/><text:tab/><text:tab/> <text:s text:c="3"/>und preserved Edges sind immer PAC-Anteil (fordern wir in jedem Fall <text:tab/><text:tab/><text:tab/> <text:s text:c="3"/>auf Modell B). Wird also die Edge nach dem Benutzen gelöscht, so würde <text:tab/><text:tab/><text:tab/> <text:s text:c="3"/>die vorhergehende Operation mit USE-Anteil gar nicht erst erkannt <text:tab/><text:tab/><text:tab/><text:tab/> <text:s text:c="3"/>werden.</text:p>
      <text:list xml:id="list2177255709" text:continue-numbering="true" text:style-name="L1">
        <text:list-item>
          <text:p text:style-name="P5">UseChange<text:tab/>-&gt; prinzipiell wie UseDelete. Allerdings ist benötigter Attributwert immer <text:tab/><text:tab/> <text:s text:c="4"/>PAC, oder? Dann könnte UseChange nämlich prinzipiell nicht auftreten <text:tab/><text:tab/> <text:s text:c="4"/>(s. auch PAD.od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2-12-18T17:08:40</meta:creation-date>
    <meta:generator>LibreOffice/3.5$Linux_x86 LibreOffice_project/350m1$Build-2</meta:generator>
    <dc:date>2013-02-01T11:18:39</dc:date>
    <dc:creator>Timo Kehrer</dc:creator>
    <meta:editing-duration>P0D</meta:editing-duration>
    <meta:editing-cycles>4</meta:editing-cycles>
    <meta:document-statistic meta:table-count="1" meta:image-count="0" meta:object-count="0" meta:page-count="1" meta:paragraph-count="22" meta:word-count="176" meta:character-count="1374" meta:non-whitespace-character-count="1101"/>
  </office:meta>
</office:document-meta>
</file>